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officeooo:rsid="00037def" officeooo:paragraph-rsid="00037def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P5" style:family="paragraph" style:parent-style-name="List_20_Paragraph" style:list-style-name="WWNum3"/>
    <style:style style:name="P6" style:family="paragraph" style:parent-style-name="List_20_Paragraph" style:list-style-name="WWNum4"/>
    <style:style style:name="P7" style:family="paragraph" style:parent-style-name="List_20_Paragraph" style:list-style-name="WWNum5"/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, 10<text:span text:style-name="T1">th</text:span> February 2017 | Present: Pablo, Jerry</text:p>
      <text:p text:style-name="Standard">Completed tasks:</text:p>
      <text:list xml:id="list8223111135711508838" text:style-name="WWNum1">
        <text:list-item>
          <text:p text:style-name="P3">Finished Python script to convert Metanetx ID from quickRsim to uniprot ID and then to their sequences. Extended quickRsim.py to output a text file of results.</text:p>
        </text:list-item>
        <text:list-item>
          <text:p text:style-name="P3">Learning Flask, created file upload form. Not able to host a file and execute python scripts in the web application yet</text:p>
        </text:list-item>
        <text:list-item>
          <text:p text:style-name="P3">Attempted Biopython AlignIO method. Returned an error saying that sequences are too short.</text:p>
        </text:list-item>
      </text:list>
      <text:p text:style-name="Standard">To Do:</text:p>
      <text:list xml:id="list6173113971682373717" text:style-name="WWNum2">
        <text:list-item>
          <text:p text:style-name="P4">Create a Git branch for selenzy</text:p>
        </text:list-item>
        <text:list-item>
          <text:p text:style-name="P4">Make the output text file in quickRsim optional</text:p>
        </text:list-item>
        <text:list-item>
          <text:p text:style-name="P4">Check that dictionary for MetanetxID and UniProt ID are sets, this allows for multiple UniProt IDs to one MetanetxID</text:p>
        </text:list-item>
        <text:list-item>
          <text:p text:style-name="P4">Use Biopython for reading Fasta files in SeqFind.py instead</text:p>
        </text:list-item>
        <text:list-item>
          <text:p text:style-name="P4">Sort quickRsim results (not urgent)</text:p>
        </text:list-item>
        <text:list-item>
          <text:p text:style-name="P4">Read into using secure file upload for Flask</text:p>
        </text:list-item>
        <text:list-item>
          <text:p text:style-name="P4">Perform alignment using Biopython</text:p>
        </text:list-item>
      </text:list>
      <text:p text:style-name="Standard">New tasks:</text:p>
      <text:list xml:id="list300554884750460199" text:style-name="WWNum3">
        <text:list-item>
          <text:p text:style-name="P5">Get multiple sequence alignment results using Biopython</text:p>
        </text:list-item>
        <text:list-item>
          <text:p text:style-name="P5">Read into CD-HIT to perform cluster analysis</text:p>
        </text:list-item>
        <text:list-item>
          <text:p text:style-name="P5">Create scores based on </text:p>
          <text:list>
            <text:list-item>
              <text:p text:style-name="P5">Alignment (start with T-Coffee scores)</text:p>
            </text:list-item>
            <text:list-item>
              <text:p text:style-name="P5">Redundancy (start with CD-HIT scores) </text:p>
            </text:list-item>
            <text:list-item>
              <text:p text:style-name="P5">EMBOSS</text:p>
            </text:list-item>
          </text:list>
        </text:list-item>
        <text:list-item>
          <text:p text:style-name="P5">Compute distance matrix using EMBOSS distmat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Meeting, 17<text:span text:style-name="T1">th</text:span> February 2017 | Present: Pablo, Jerry</text:p>
      <text:p text:style-name="Standard">Completed tasks:</text:p>
      <text:list xml:id="list3219899690768863574" text:style-name="WWNum4">
        <text:list-item>
          <text:p text:style-name="P6">Fixed duplicate entries in SeqFind caused by multiple UniProt Ids shared by multiple MNX Ids</text:p>
        </text:list-item>
        <text:list-item>
          <text:p text:style-name="P6">Created Git branch</text:p>
        </text:list-item>
        <text:list-item>
          <text:p text:style-name="P6">Changed dictionary to contain sets of values in SeqFind</text:p>
        </text:list-item>
        <text:list-item>
          <text:p text:style-name="P6">Changed Fasta file read function to Biopython’s in SeqFind</text:p>
        </text:list-item>
        <text:list-item>
          <text:p text:style-name="P6">Performed CD-HIT for cluster analysis, and computed distance matrix for all sequences</text:p>
        </text:list-item>
      </text:list>
      <text:p text:style-name="Standard">New tasks:</text:p>
      <text:list xml:id="list6325315410482395323" text:style-name="WWNum5">
        <text:list-item>
          <text:p text:style-name="P7">Create dictionaries to link:</text:p>
          <text:list>
            <text:list-item>
              <text:p text:style-name="P7">Mnx Reaction ID: UniProt ID</text:p>
            </text:list-item>
            <text:list-item>
              <text:p text:style-name="P7">UniProt ID: Cluster Number</text:p>
            </text:list-item>
            <text:list-item>
              <text:p text:style-name="P7">Cluster Number to list of UniProt Ids</text:p>
            </text:list-item>
            <text:list-item>
              <text:p text:style-name="P7">Cluster Number to representative UniProt ID</text:p>
            </text:list-item>
          </text:list>
        </text:list-item>
        <text:list-item>
          <text:p text:style-name="P7">From (d.), acquire a list of 10 representative sequences</text:p>
        </text:list-item>
        <text:list-item>
          <text:p text:style-name="P7">Perform Multiple Sequence Alignment and compute Distance Matrix from list in (2.).</text:p>
        </text:list-item>
        <text:list-item>
          <text:p text:style-name="P7">Create table of results</text:p>
          <text:list>
            <text:list-item>
              <text:p text:style-name="P7">Seq ID</text:p>
            </text:list-item>
            <text:list-item>
              <text:p text:style-name="P7">Mnx Reaction ID</text:p>
            </text:list-item>
            <text:list-item>
              <text:p text:style-name="P7">Cluster Number</text:p>
            </text:list-item>
            <text:list-item>
              <text:p text:style-name="P7">Rxn Distance from quickRsim ( dist = 1 – similarity)</text:p>
            </text:list-item>
            <text:list-item>
              <text:p text:style-name="P7">Sequence score*</text:p>
              <text:list>
                <text:list-item>
                  <text:p text:style-name="P7">Clustalw alignment score</text:p>
                </text:list-item>
                <text:list-item>
                  <text:p text:style-name="P7">Heatmap with matplotlib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Meeting 24<text:span text:style-name="T1">th</text:span> February</text:p>
      <text:p text:style-name="P2">Completed tasks:</text:p>
      <text:p text:style-name="P2">1. Created all required dictionaries, formed list of 10 representative sequences, and created table of results.</text:p>
      <text:p text:style-name="P2">Issues:</text:p>
      <text:p text:style-name="P2">1. Many NoneType objects in MnxToUprot. (*it is expected!)</text:p>
      <text:p text:style-name="P2">2. Building table from UniProt Ids. (Wrong! Needs to be built from Mnx Ids)</text:p>
      <text:p text:style-name="P2">New Tasks:</text:p>
      <text:p text:style-name="P2">1. Ensure that each Mnx ID entry in the table is unique, with its unique similarity value.</text:p>
      <text:p text:style-name="P2">2. Store all cluster sequences for each cluster number, for future use.</text:p>
      <text:p text:style-name="P2">3. Use matplotlib python library to generate heatmap from MSA.</text:p>
      <text:p text:style-name="P2">4. Install EMBOSS locally to acquire properties and scores</text:p>
      <text:p text:style-name="P2">- Hydrophobicity</text:p>
      <text:p text:style-name="P2">- Isoelectric point</text:p>
      <text:p text:style-name="P2">- Solubility (Inclusion Bodies)</text:p>
      <text:p text:style-name="P2">- Secondary structure (% helices, % loops)</text:p>
      <text:p text:style-name="P2">- Conservation score</text:p>
      <text:p text:style-name="P2">- tmap – transmembrane segments</text:p>
      <text:p text:style-name="P2">- catalytic/binding sites</text:p>
      <text:p text:style-name="P2">- pepstats, garnier, pepcoil etc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MY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MY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</meta:editing-cycles>
    <meta:creation-date>2017-02-10T11:53:00</meta:creation-date>
    <dc:date>2017-02-24T15:29:10.837004160</dc:date>
    <meta:editing-duration>PT21M9S</meta:editing-duration>
    <meta:generator>LibreOffice/5.1.4.2$Linux_X86_64 LibreOffice_project/10m0$Build-2</meta:generator>
    <meta:document-statistic meta:table-count="0" meta:image-count="0" meta:object-count="0" meta:page-count="3" meta:paragraph-count="63" meta:word-count="466" meta:character-count="2785" meta:non-whitespace-character-count="241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